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 Grande" svg:font-family="'Lucida Grande', Verdan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toria7.odt</text:p>
      <text:p text:style-name="Standard"/>
      <text:h text:style-name="Heading_20_1" text:outline-level="1">{title}<text:line-break/><text:line-break/></text:h>
      <text:p text:style-name="Standard">{message}</text:p>
      <text:p text:style-name="Standard"/>
      <text:p text:style-name="Standard">b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 Grande" svg:font-family="'Lucida Grande', Verdan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2T10:33:15</meta:creation-date>
    <dc:date>2011-07-12T10:34:26</dc:date>
    <meta:editing-duration>PT1M16S</meta:editing-duration>
    <meta:editing-cycles>2</meta:editing-cycles>
    <meta:generator>LibreOffice/3.3$Unix LibreOffice_project/330m19$Build-301</meta:generator>
    <meta:document-statistic meta:table-count="0" meta:image-count="0" meta:object-count="0" meta:page-count="1" meta:paragraph-count="4" meta:word-count="4" meta:character-count="33"/>
  </office:meta>
</office:document-meta>
</file>